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Total Count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92">
            <text:p>392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152">
            <text:p>15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614">
            <text:p>614</text:p>
          </table:table-cell>
          <table:table-cell table:style-name="ce22" office:value-type="float" office:value="195">
            <text:p>195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087">
            <text:p>2087</text:p>
          </table:table-cell>
          <table:table-cell table:style-name="ce22" office:value-type="float" office:value="344">
            <text:p>34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6155">
            <text:p>16155</text:p>
          </table:table-cell>
          <table:table-cell table:style-name="ce22" office:value-type="float" office:value="2827">
            <text:p>28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148">
            <text:p>148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854">
            <text:p>1854</text:p>
          </table:table-cell>
          <table:table-cell table:style-name="ce22" office:value-type="float" office:value="630">
            <text:p>63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975">
            <text:p>9975</text:p>
          </table:table-cell>
          <table:table-cell table:style-name="ce22" office:value-type="float" office:value="2430">
            <text:p>24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57">
            <text:p>457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08">
            <text:p>1408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84">
            <text:p>1984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65">
            <text:p>1065</text:p>
          </table:table-cell>
          <table:table-cell table:style-name="ce22" office:value-type="float" office:value="76">
            <text:p>76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19">
            <text:p>419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98">
            <text:p>1898</text:p>
          </table:table-cell>
          <table:table-cell table:style-name="ce22" office:value-type="float" office:value="1001">
            <text:p>100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153">
            <text:p>15153</text:p>
          </table:table-cell>
          <table:table-cell table:style-name="ce22" office:value-type="float" office:value="1509">
            <text:p>150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92">
            <text:p>19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87">
            <text:p>1587</text:p>
          </table:table-cell>
          <table:table-cell table:style-name="ce22" office:value-type="float" office:value="315">
            <text:p>315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6264">
            <text:p>56264</text:p>
          </table:table-cell>
          <table:table-cell table:style-name="ce22" office:value-type="float" office:value="9993">
            <text:p>999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707">
            <text:p>370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731">
            <text:p>73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75">
            <text:p>1875</text:p>
          </table:table-cell>
          <table:table-cell table:style-name="ce22" office:value-type="float" office:value="1130">
            <text:p>113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190">
            <text:p>16190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152">
            <text:p>11152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047">
            <text:p>3047</text:p>
          </table:table-cell>
          <table:table-cell table:style-name="ce22" office:value-type="float" office:value="1076">
            <text:p>107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218">
            <text:p>3218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426">
            <text:p>2426</text:p>
          </table:table-cell>
          <table:table-cell table:style-name="ce22" office:value-type="float" office:value="477">
            <text:p>47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768">
            <text:p>42768</text:p>
          </table:table-cell>
          <table:table-cell table:style-name="ce22" office:value-type="float" office:value="3198">
            <text:p>319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1841">
            <text:p>81841</text:p>
          </table:table-cell>
          <table:table-cell table:style-name="ce22" office:value-type="float" office:value="10115">
            <text:p>1011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8105">
            <text:p>138105</text:p>
          </table:table-cell>
          <table:table-cell table:style-name="ce22" office:value-type="float" office:value="20108">
            <text:p>2010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